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738cm"/>
    </style:style>
    <style:style style:name="co10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0pt" style:font-size-asian="10pt" style:font-size-complex="10pt"/>
    </style:style>
    <style:style style:name="ce2" style:family="table-cell" style:parent-style-name="Default"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U(Zelle) / V</text:p>
          </table:table-cell>
          <table:table-cell table:style-name="ce2" office:value-type="string" calcext:value-type="string">
            <text:p>s_U(Zelle) / V</text:p>
          </table:table-cell>
          <table:table-cell table:style-name="ce3" office:value-type="string" calcext:value-type="string">
            <text:p>U(Strom) / mV</text:p>
          </table:table-cell>
          <table:table-cell table:style-name="ce3" office:value-type="string" calcext:value-type="string">
            <text:p>s_U (Strom) / mV</text:p>
          </table:table-cell>
          <table:table-cell table:style-name="ce4" office:value-type="string" calcext:value-type="string">
            <text:p>I / mA</text:p>
          </table:table-cell>
          <table:table-cell table:style-name="ce2" office:value-type="string" calcext:value-type="string">
            <text:p>s_I / mA</text:p>
          </table:table-cell>
          <table:table-cell/>
          <table:table-cell table:style-name="ce2" office:value-type="string" calcext:value-type="string">
            <text:p>T / °C</text:p>
          </table:table-cell>
          <table:table-cell table:style-name="ce3" office:value-type="string" calcext:value-type="string">
            <text:p>Beleuchtungsstärken / mV</text:p>
          </table:table-cell>
          <table:table-cell table:style-name="ce3" office:value-type="string" calcext:value-type="string">
            <text:p>I / mA</text:p>
          </table:table-cell>
          <table:table-cell table:style-name="ce3" office:value-type="string" calcext:value-type="string">
            <text:p>Über 0,1 Ohm, 828 mA/sun </text:p>
          </table:table-cell>
          <table:table-cell table:style-name="ce3" office:value-type="string" calcext:value-type="string">
            <text:p>feler</text:p>
          </table:table-cell>
          <table:table-cell table:style-name="ce3" table:number-columns-repeated="1012"/>
        </table:table-row>
        <table:table-row table:style-name="ro1">
          <table:table-cell office:value-type="float" office:value="-1.0374" calcext:value-type="float">
            <text:p>-1,0374</text:p>
          </table:table-cell>
          <table:table-cell office:value-type="float" office:value="0.0005" calcext:value-type="float">
            <text:p>0,0005</text:p>
          </table:table-cell>
          <table:table-cell office:value-type="float" office:value="-78.15" calcext:value-type="float">
            <text:p>-78,15</text:p>
          </table:table-cell>
          <table:table-cell office:value-type="float" office:value="0.06" calcext:value-type="float">
            <text:p>0,06</text:p>
          </table:table-cell>
          <table:table-cell table:formula="of:= [.C2]*10" office:value-type="float" office:value="-781.5" calcext:value-type="float">
            <text:p>-781,5</text:p>
          </table:table-cell>
          <table:table-cell table:formula="of:=10*[.D2]" office:value-type="float" office:value="0.6" calcext:value-type="float">
            <text:p>0,6</text:p>
          </table:table-cell>
          <table:table-cell/>
          <table:table-cell office:value-type="float" office:value="32.5" calcext:value-type="float">
            <text:p>32,5</text:p>
          </table:table-cell>
          <table:table-cell office:value-type="float" office:value="3.8361" calcext:value-type="float">
            <text:p>3,8361</text:p>
          </table:table-cell>
          <table:table-cell table:formula="of:=[.I2]*10" office:value-type="float" office:value="38.361" calcext:value-type="float">
            <text:p>38,361</text:p>
          </table:table-cell>
          <table:table-cell/>
          <table:table-cell office:value-type="float" office:value="0.007" calcext:value-type="float">
            <text:p>0,007</text:p>
          </table:table-cell>
          <table:table-cell table:number-columns-repeated="1012"/>
        </table:table-row>
        <table:table-row table:style-name="ro1">
          <table:table-cell office:value-type="float" office:value="-0.7584" calcext:value-type="float">
            <text:p>-0,7584</text:p>
          </table:table-cell>
          <table:table-cell office:value-type="float" office:value="0.0004" calcext:value-type="float">
            <text:p>0,0004</text:p>
          </table:table-cell>
          <table:table-cell office:value-type="float" office:value="-76.91" calcext:value-type="float">
            <text:p>-76,91</text:p>
          </table:table-cell>
          <table:table-cell office:value-type="float" office:value="0.07" calcext:value-type="float">
            <text:p>0,07</text:p>
          </table:table-cell>
          <table:table-cell table:formula="of:= [.C3]*10" office:value-type="float" office:value="-769.1" calcext:value-type="float">
            <text:p>-769,1</text:p>
          </table:table-cell>
          <table:table-cell table:formula="of:=10*[.D3]" office:value-type="float" office:value="0.7" calcext:value-type="float">
            <text:p>0,7</text:p>
          </table:table-cell>
          <table:table-cell table:number-columns-repeated="2"/>
          <table:table-cell office:value-type="float" office:value="3.871" calcext:value-type="float">
            <text:p>3,871</text:p>
          </table:table-cell>
          <table:table-cell table:formula="of:=[.I3]*10" office:value-type="float" office:value="38.71" calcext:value-type="float">
            <text:p>38,71</text:p>
          </table:table-cell>
          <table:table-cell table:number-columns-repeated="1014"/>
        </table:table-row>
        <table:table-row table:style-name="ro1">
          <table:table-cell office:value-type="float" office:value="-0.4952" calcext:value-type="float">
            <text:p>-0,4952</text:p>
          </table:table-cell>
          <table:table-cell office:value-type="float" office:value="0.0004" calcext:value-type="float">
            <text:p>0,0004</text:p>
          </table:table-cell>
          <table:table-cell office:value-type="float" office:value="-75.88" calcext:value-type="float">
            <text:p>-75,88</text:p>
          </table:table-cell>
          <table:table-cell office:value-type="float" office:value="0.08" calcext:value-type="float">
            <text:p>0,08</text:p>
          </table:table-cell>
          <table:table-cell table:formula="of:= [.C4]*10" office:value-type="float" office:value="-758.8" calcext:value-type="float">
            <text:p>-758,8</text:p>
          </table:table-cell>
          <table:table-cell table:formula="of:=10*[.D4]" office:value-type="float" office:value="0.8" calcext:value-type="float">
            <text:p>0,8</text:p>
          </table:table-cell>
          <table:table-cell table:number-columns-repeated="2"/>
          <table:table-cell office:value-type="float" office:value="4.341" calcext:value-type="float">
            <text:p>4,341</text:p>
          </table:table-cell>
          <table:table-cell table:formula="of:=[.I4]*10" office:value-type="float" office:value="43.41" calcext:value-type="float">
            <text:p>43,41</text:p>
          </table:table-cell>
          <table:table-cell table:number-columns-repeated="1014"/>
        </table:table-row>
        <table:table-row table:style-name="ro1">
          <table:table-cell office:value-type="float" office:value="-0.257" calcext:value-type="float">
            <text:p>-0,257</text:p>
          </table:table-cell>
          <table:table-cell office:value-type="float" office:value="0.001" calcext:value-type="float">
            <text:p>0,001</text:p>
          </table:table-cell>
          <table:table-cell office:value-type="float" office:value="-74.7" calcext:value-type="float">
            <text:p>-74,7</text:p>
          </table:table-cell>
          <table:table-cell office:value-type="float" office:value="0.1" calcext:value-type="float">
            <text:p>0,1</text:p>
          </table:table-cell>
          <table:table-cell table:formula="of:= [.C5]*10" office:value-type="float" office:value="-747" calcext:value-type="float">
            <text:p>-747</text:p>
          </table:table-cell>
          <table:table-cell table:formula="of:=10*[.D5]" office:value-type="float" office:value="1" calcext:value-type="float">
            <text:p>1</text:p>
          </table:table-cell>
          <table:table-cell table:number-columns-repeated="2"/>
          <table:table-cell office:value-type="float" office:value="4.509" calcext:value-type="float">
            <text:p>4,509</text:p>
          </table:table-cell>
          <table:table-cell table:formula="of:=[.I5]*10" office:value-type="float" office:value="45.09" calcext:value-type="float">
            <text:p>45,09</text:p>
          </table:table-cell>
          <table:table-cell table:number-columns-repeated="1014"/>
        </table:table-row>
        <table:table-row table:style-name="ro1">
          <table:table-cell office:value-type="float" office:value="-0.032" calcext:value-type="float">
            <text:p>-0,032</text:p>
          </table:table-cell>
          <table:table-cell office:value-type="float" office:value="0.001" calcext:value-type="float">
            <text:p>0,001</text:p>
          </table:table-cell>
          <table:table-cell office:value-type="float" office:value="-73.6" calcext:value-type="float">
            <text:p>-73,6</text:p>
          </table:table-cell>
          <table:table-cell office:value-type="float" office:value="0.1" calcext:value-type="float">
            <text:p>0,1</text:p>
          </table:table-cell>
          <table:table-cell table:formula="of:= [.C6]*10" office:value-type="float" office:value="-736" calcext:value-type="float">
            <text:p>-736</text:p>
          </table:table-cell>
          <table:table-cell table:formula="of:=10*[.D6]" office:value-type="float" office:value="1" calcext:value-type="float">
            <text:p>1</text:p>
          </table:table-cell>
          <table:table-cell table:number-columns-repeated="2"/>
          <table:table-cell office:value-type="float" office:value="4.577" calcext:value-type="float">
            <text:p>4,577</text:p>
          </table:table-cell>
          <table:table-cell table:formula="of:=[.I6]*10" office:value-type="float" office:value="45.77" calcext:value-type="float">
            <text:p>45,77</text:p>
          </table:table-cell>
          <table:table-cell table:number-columns-repeated="1014"/>
        </table:table-row>
        <table:table-row table:style-name="ro1">
          <table:table-cell office:value-type="float" office:value="0.1539" calcext:value-type="float">
            <text:p>0,1539</text:p>
          </table:table-cell>
          <table:table-cell office:value-type="float" office:value="0.0004" calcext:value-type="float">
            <text:p>0,0004</text:p>
          </table:table-cell>
          <table:table-cell office:value-type="float" office:value="-72.45" calcext:value-type="float">
            <text:p>-72,45</text:p>
          </table:table-cell>
          <table:table-cell office:value-type="float" office:value="0.06" calcext:value-type="float">
            <text:p>0,06</text:p>
          </table:table-cell>
          <table:table-cell table:formula="of:= [.C7]*10" office:value-type="float" office:value="-724.5" calcext:value-type="float">
            <text:p>-724,5</text:p>
          </table:table-cell>
          <table:table-cell table:formula="of:=10*[.D7]" office:value-type="float" office:value="0.6" calcext:value-type="float">
            <text:p>0,6</text:p>
          </table:table-cell>
          <table:table-cell table:number-columns-repeated="2"/>
          <table:table-cell office:value-type="string" calcext:value-type="string">
            <text:p>Mittelwert / mA</text:p>
          </table:table-cell>
          <table:table-cell table:formula="of:=  AVERAGE([.J2:.J6])" office:value-type="float" office:value="42.2682" calcext:value-type="float">
            <text:p>42,2682</text:p>
          </table:table-cell>
          <table:table-cell table:number-columns-repeated="1014"/>
        </table:table-row>
        <table:table-row table:style-name="ro1">
          <table:table-cell office:value-type="float" office:value="0.3153" calcext:value-type="float">
            <text:p>0,315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70.6" calcext:value-type="float">
            <text:p>-70,6</text:p>
          </table:table-cell>
          <table:table-cell office:value-type="float" office:value="0.1" calcext:value-type="float">
            <text:p>0,1</text:p>
          </table:table-cell>
          <table:table-cell table:formula="of:= [.C8]*10" office:value-type="float" office:value="-706" calcext:value-type="float">
            <text:p>-706</text:p>
          </table:table-cell>
          <table:table-cell table:formula="of:=10*[.D8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ensität / sun</text:p>
          </table:table-cell>
          <table:table-cell table:formula="of:=[.J7]/ 828" office:value-type="float" office:value="0.0510485507246377" calcext:value-type="float">
            <text:p>0,051048550724638</text:p>
          </table:table-cell>
          <table:table-cell table:number-columns-repeated="1014"/>
        </table:table-row>
        <table:table-row table:style-name="ro1">
          <table:table-cell office:value-type="float" office:value="0.447" calcext:value-type="float">
            <text:p>0,447</text:p>
          </table:table-cell>
          <table:table-cell office:value-type="float" office:value="0.002" calcext:value-type="float">
            <text:p>0,002</text:p>
          </table:table-cell>
          <table:table-cell office:value-type="float" office:value="-59.5" calcext:value-type="float">
            <text:p>-59,5</text:p>
          </table:table-cell>
          <table:table-cell office:value-type="float" office:value="0.1" calcext:value-type="float">
            <text:p>0,1</text:p>
          </table:table-cell>
          <table:table-cell table:formula="of:= [.C9]*10" office:value-type="float" office:value="-595" calcext:value-type="float">
            <text:p>-595</text:p>
          </table:table-cell>
          <table:table-cell table:formula="of:=10*[.D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4615" calcext:value-type="float">
            <text:p>0,4615</text:p>
          </table:table-cell>
          <table:table-cell office:value-type="float" office:value="0.0002" calcext:value-type="float">
            <text:p>0,0002</text:p>
          </table:table-cell>
          <table:table-cell office:value-type="float" office:value="-53.408" calcext:value-type="float">
            <text:p>-53,408</text:p>
          </table:table-cell>
          <table:table-cell office:value-type="float" office:value="0.001" calcext:value-type="float">
            <text:p>0,001</text:p>
          </table:table-cell>
          <table:table-cell table:formula="of:= [.C10]*10" office:value-type="float" office:value="-534.08" calcext:value-type="float">
            <text:p>-534,08</text:p>
          </table:table-cell>
          <table:table-cell table:formula="of:=10*[.D10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office:value-type="float" office:value="0.478" calcext:value-type="float">
            <text:p>0,478</text:p>
          </table:table-cell>
          <table:table-cell office:value-type="float" office:value="0.002" calcext:value-type="float">
            <text:p>0,002</text:p>
          </table:table-cell>
          <table:table-cell office:value-type="float" office:value="-48.003" calcext:value-type="float">
            <text:p>-48,003</text:p>
          </table:table-cell>
          <table:table-cell office:value-type="float" office:value="0.002" calcext:value-type="float">
            <text:p>0,002</text:p>
          </table:table-cell>
          <table:table-cell table:formula="of:= [.C11]*10" office:value-type="float" office:value="-480.03" calcext:value-type="float">
            <text:p>-480,03</text:p>
          </table:table-cell>
          <table:table-cell table:formula="of:=10*[.D11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4865" calcext:value-type="float">
            <text:p>0,4865</text:p>
          </table:table-cell>
          <table:table-cell office:value-type="float" office:value="0.0002" calcext:value-type="float">
            <text:p>0,0002</text:p>
          </table:table-cell>
          <table:table-cell office:value-type="float" office:value="-39.135" calcext:value-type="float">
            <text:p>-39,135</text:p>
          </table:table-cell>
          <table:table-cell office:value-type="float" office:value="0.002" calcext:value-type="float">
            <text:p>0,002</text:p>
          </table:table-cell>
          <table:table-cell table:formula="of:= [.C12]*10" office:value-type="float" office:value="-391.35" calcext:value-type="float">
            <text:p>-391,35</text:p>
          </table:table-cell>
          <table:table-cell table:formula="of:=10*[.D12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003" calcext:value-type="float">
            <text:p>0,5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7.664" calcext:value-type="float">
            <text:p>-27,664</text:p>
          </table:table-cell>
          <table:table-cell office:value-type="float" office:value="0.002" calcext:value-type="float">
            <text:p>0,002</text:p>
          </table:table-cell>
          <table:table-cell table:formula="of:= [.C13]*10" office:value-type="float" office:value="-276.64" calcext:value-type="float">
            <text:p>-276,64</text:p>
          </table:table-cell>
          <table:table-cell table:formula="of:=10*[.D13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085" calcext:value-type="float">
            <text:p>0,5085</text:p>
          </table:table-cell>
          <table:table-cell office:value-type="float" office:value="0.0001" calcext:value-type="float">
            <text:p>0,0001</text:p>
          </table:table-cell>
          <table:table-cell office:value-type="float" office:value="-19.21" calcext:value-type="float">
            <text:p>-19,21</text:p>
          </table:table-cell>
          <table:table-cell office:value-type="float" office:value="0.002" calcext:value-type="float">
            <text:p>0,002</text:p>
          </table:table-cell>
          <table:table-cell table:formula="of:= [.C14]*10" office:value-type="float" office:value="-192.1" calcext:value-type="float">
            <text:p>-192,1</text:p>
          </table:table-cell>
          <table:table-cell table:formula="of:=10*[.D14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241" calcext:value-type="float">
            <text:p>0,5241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256" calcext:value-type="float">
            <text:p>-0,256</text:p>
          </table:table-cell>
          <table:table-cell office:value-type="float" office:value="0.002" calcext:value-type="float">
            <text:p>0,002</text:p>
          </table:table-cell>
          <table:table-cell table:formula="of:= [.C15]*10" office:value-type="float" office:value="-2.56" calcext:value-type="float">
            <text:p>-2,56</text:p>
          </table:table-cell>
          <table:table-cell table:formula="of:=10*[.D15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319" calcext:value-type="float">
            <text:p>0,5319</text:p>
          </table:table-cell>
          <table:table-cell office:value-type="float" office:value="0.0002" calcext:value-type="float">
            <text:p>0,0002</text:p>
          </table:table-cell>
          <table:table-cell office:value-type="float" office:value="11.078" calcext:value-type="float">
            <text:p>11,078</text:p>
          </table:table-cell>
          <table:table-cell office:value-type="float" office:value="0.006" calcext:value-type="float">
            <text:p>0,006</text:p>
          </table:table-cell>
          <table:table-cell table:formula="of:= [.C16]*10" office:value-type="float" office:value="110.78" calcext:value-type="float">
            <text:p>110,78</text:p>
          </table:table-cell>
          <table:table-cell table:formula="of:=10*[.D16]" office:value-type="float" office:value="0.06" calcext:value-type="float">
            <text:p>0,06</text:p>
          </table:table-cell>
          <table:table-cell table:number-columns-repeated="1018"/>
        </table:table-row>
        <table:table-row table:style-name="ro1">
          <table:table-cell office:value-type="float" office:value="0.53814" calcext:value-type="float">
            <text:p>0,53814</text:p>
          </table:table-cell>
          <table:table-cell office:value-type="float" office:value="0.00006" calcext:value-type="float">
            <text:p>6E-05</text:p>
          </table:table-cell>
          <table:table-cell office:value-type="float" office:value="20.627" calcext:value-type="float">
            <text:p>20,627</text:p>
          </table:table-cell>
          <table:table-cell office:value-type="float" office:value="0.002" calcext:value-type="float">
            <text:p>0,002</text:p>
          </table:table-cell>
          <table:table-cell table:formula="of:= [.C17]*10" office:value-type="float" office:value="206.27" calcext:value-type="float">
            <text:p>206,27</text:p>
          </table:table-cell>
          <table:table-cell table:formula="of:=10*[.D17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4429" calcext:value-type="float">
            <text:p>0,54429</text:p>
          </table:table-cell>
          <table:table-cell office:value-type="float" office:value="0.00006" calcext:value-type="float">
            <text:p>6E-05</text:p>
          </table:table-cell>
          <table:table-cell office:value-type="float" office:value="30.818" calcext:value-type="float">
            <text:p>30,818</text:p>
          </table:table-cell>
          <table:table-cell office:value-type="float" office:value="0.002" calcext:value-type="float">
            <text:p>0,002</text:p>
          </table:table-cell>
          <table:table-cell table:formula="of:= [.C18]*10" office:value-type="float" office:value="308.18" calcext:value-type="float">
            <text:p>308,18</text:p>
          </table:table-cell>
          <table:table-cell table:formula="of:=10*[.D18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5242" calcext:value-type="float">
            <text:p>0,55242</text:p>
          </table:table-cell>
          <table:table-cell office:value-type="float" office:value="0.00002" calcext:value-type="float">
            <text:p>2E-05</text:p>
          </table:table-cell>
          <table:table-cell office:value-type="float" office:value="45.249" calcext:value-type="float">
            <text:p>45,249</text:p>
          </table:table-cell>
          <table:table-cell office:value-type="float" office:value="0.003" calcext:value-type="float">
            <text:p>0,003</text:p>
          </table:table-cell>
          <table:table-cell table:formula="of:= [.C19]*10" office:value-type="float" office:value="452.49" calcext:value-type="float">
            <text:p>452,49</text:p>
          </table:table-cell>
          <table:table-cell table:formula="of:=10*[.D19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 office:value-type="float" office:value="0.5609" calcext:value-type="float">
            <text:p>0,5609</text:p>
          </table:table-cell>
          <table:table-cell office:value-type="float" office:value="0.00003" calcext:value-type="float">
            <text:p>3E-05</text:p>
          </table:table-cell>
          <table:table-cell office:value-type="float" office:value="61.31" calcext:value-type="float">
            <text:p>61,31</text:p>
          </table:table-cell>
          <table:table-cell office:value-type="float" office:value="0.002" calcext:value-type="float">
            <text:p>0,002</text:p>
          </table:table-cell>
          <table:table-cell table:formula="of:= [.C20]*10" office:value-type="float" office:value="613.1" calcext:value-type="float">
            <text:p>613,1</text:p>
          </table:table-cell>
          <table:table-cell table:formula="of:=10*[.D20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6766" calcext:value-type="float">
            <text:p>0,56766</text:p>
          </table:table-cell>
          <table:table-cell office:value-type="float" office:value="0.00002" calcext:value-type="float">
            <text:p>2E-05</text:p>
          </table:table-cell>
          <table:table-cell office:value-type="float" office:value="74.941" calcext:value-type="float">
            <text:p>74,941</text:p>
          </table:table-cell>
          <table:table-cell office:value-type="float" office:value="0.002" calcext:value-type="float">
            <text:p>0,002</text:p>
          </table:table-cell>
          <table:table-cell table:formula="of:= [.C21]*10" office:value-type="float" office:value="749.41" calcext:value-type="float">
            <text:p>749,41</text:p>
          </table:table-cell>
          <table:table-cell table:formula="of:=10*[.D21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7904" calcext:value-type="float">
            <text:p>0,57904</text:p>
          </table:table-cell>
          <table:table-cell office:value-type="float" office:value="0.00002" calcext:value-type="float">
            <text:p>2E-05</text:p>
          </table:table-cell>
          <table:table-cell office:value-type="float" office:value="98.807" calcext:value-type="float">
            <text:p>98,807</text:p>
          </table:table-cell>
          <table:table-cell office:value-type="float" office:value="0.002" calcext:value-type="float">
            <text:p>0,002</text:p>
          </table:table-cell>
          <table:table-cell table:formula="of:= [.C22]*10" office:value-type="float" office:value="988.07" calcext:value-type="float">
            <text:p>988,07</text:p>
          </table:table-cell>
          <table:table-cell table:formula="of:=10*[.D22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23]*10" office:value-type="float" office:value="0" calcext:value-type="float">
            <text:p>0</text:p>
          </table:table-cell>
          <table:table-cell table:formula="of:=10*[.D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24]*10" office:value-type="float" office:value="0" calcext:value-type="float">
            <text:p>0</text:p>
          </table:table-cell>
          <table:table-cell table:formula="of:=10*[.D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25]*10" office:value-type="float" office:value="0" calcext:value-type="float">
            <text:p>0</text:p>
          </table:table-cell>
          <table:table-cell table:formula="of:=10*[.D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26]*10" office:value-type="float" office:value="0" calcext:value-type="float">
            <text:p>0</text:p>
          </table:table-cell>
          <table:table-cell table:formula="of:=10*[.D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27]*10" office:value-type="float" office:value="0" calcext:value-type="float">
            <text:p>0</text:p>
          </table:table-cell>
          <table:table-cell table:formula="of:=10*[.D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28]*10" office:value-type="float" office:value="0" calcext:value-type="float">
            <text:p>0</text:p>
          </table:table-cell>
          <table:table-cell table:formula="of:=10*[.D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29]*10" office:value-type="float" office:value="0" calcext:value-type="float">
            <text:p>0</text:p>
          </table:table-cell>
          <table:table-cell table:formula="of:=10*[.D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30]*10" office:value-type="float" office:value="0" calcext:value-type="float">
            <text:p>0</text:p>
          </table:table-cell>
          <table:table-cell table:formula="of:=10*[.D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31]*10" office:value-type="float" office:value="0" calcext:value-type="float">
            <text:p>0</text:p>
          </table:table-cell>
          <table:table-cell table:formula="of:=10*[.D31]"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13:14:11.388946737</meta:creation-date>
    <meta:generator>LibreOffice/7.1.5.2$Linux_X86_64 LibreOffice_project/10$Build-2</meta:generator>
    <dc:date>2021-09-06T14:07:19.061212585</dc:date>
    <meta:editing-duration>PT20M27S</meta:editing-duration>
    <meta:editing-cycles>2</meta:editing-cycles>
    <meta:document-statistic meta:table-count="1" meta:cell-count="171" meta:object-count="0"/>
  </office:meta>
</office:document-meta>
</file>